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5194in" table:align="left"/>
    </style:style>
    <style:style style:name="Table1.A" style:family="table-column">
      <style:table-column-properties style:column-width="0.4903in"/>
    </style:style>
    <style:style style:name="Table1.B" style:family="table-column">
      <style:table-column-properties style:column-width="2.029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5097in" table:align="left"/>
    </style:style>
    <style:style style:name="Table2.A" style:family="table-column">
      <style:table-column-properties style:column-width="1.2486in"/>
    </style:style>
    <style:style style:name="Table2.B" style:family="table-column">
      <style:table-column-properties style:column-width="1.261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866in" table:align="left"/>
    </style:style>
    <style:style style:name="Table3.A" style:family="table-column">
      <style:table-column-properties style:column-width="0.6319in"/>
    </style:style>
    <style:style style:name="Table3.B" style:family="table-column">
      <style:table-column-properties style:column-width="1.23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7549in" table:align="left"/>
    </style:style>
    <style:style style:name="Table4.A" style:family="table-column">
      <style:table-column-properties style:column-width="1.0042in"/>
    </style:style>
    <style:style style:name="Table4.B" style:family="table-column">
      <style:table-column-properties style:column-width="1.750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4014in" table:align="left"/>
    </style:style>
    <style:style style:name="Table5.A" style:family="table-column">
      <style:table-column-properties style:column-width="1.2042in"/>
    </style:style>
    <style:style style:name="Table5.B" style:family="table-column">
      <style:table-column-properties style:column-width="2.197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5993in" table:align="left"/>
    </style:style>
    <style:style style:name="Table6.A" style:family="table-column">
      <style:table-column-properties style:column-width="1.1715in"/>
    </style:style>
    <style:style style:name="Table6.B" style:family="table-column">
      <style:table-column-properties style:column-width="1.427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6653in" table:align="left"/>
    </style:style>
    <style:style style:name="Table7.A" style:family="table-column">
      <style:table-column-properties style:column-width="1.0396in"/>
    </style:style>
    <style:style style:name="Table7.B" style:family="table-column">
      <style:table-column-properties style:column-width="1.625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2.6083in" table:align="left"/>
    </style:style>
    <style:style style:name="Table8.A" style:family="table-column">
      <style:table-column-properties style:column-width="0.9243in"/>
    </style:style>
    <style:style style:name="Table8.B" style:family="table-column">
      <style:table-column-properties style:column-width="1.684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2333in" table:align="left"/>
    </style:style>
    <style:style style:name="Table9.A" style:family="table-column">
      <style:table-column-properties style:column-width="0.5931in"/>
    </style:style>
    <style:style style:name="Table9.B" style:family="table-column">
      <style:table-column-properties style:column-width="0.6403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2597in" table:align="left"/>
    </style:style>
    <style:style style:name="Table10.A" style:family="table-column">
      <style:table-column-properties style:column-width="0.9132in"/>
    </style:style>
    <style:style style:name="Table10.B" style:family="table-column">
      <style:table-column-properties style:column-width="1.3465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🧠 AI Trading Lab — Live Output Cheat Sheet</text:h>
      <text:h text:style-name="Heading_20_2" text:outline-level="2">1️⃣ Trend Panel</text:h>
      <text:section text:style-name="Sect1" text:name="code-block-viewer">
        <text:p text:style-name="Preformatted_20_Text">TREND PANEL</text:p>
        <text:p text:style-name="Preformatted_20_Text">-----------</text:p>
        <text:p text:style-name="Preformatted_20_Text">SPY <text:s text:c="2"/>🟢</text:p>
        <text:p text:style-name="Preformatted_20_Text">NVDA <text:s/>🟢</text:p>
        <text:p text:style-name="Preformatted_20_Text">AMD <text:s text:c="2"/>🟡</text:p>
        <text:p text:style-name="Preformatted_20_Text">TSLA <text:s/>🔴</text:p>
        <text:p text:style-name="Preformatted_20_Text">META <text:s/>🟢</text:p>
      </text:section>
      <text:p text:style-name="Text_20_body"><text:span text:style-name="Strong_20_Emphasis">What it means</text:span></text:p>
      <text:p text:style-name="Text_20_body">This shows the <text:span text:style-name="Strong_20_Emphasis">current trend direction</text:span> for key market leaders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or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🟢</text:p>
          </table:table-cell>
          <table:table-cell table:style-name="Table1.A1" office:value-type="string">
            <text:p text:style-name="Table_20_Contents">Uptrend / bullish momentum</text:p>
          </table:table-cell>
        </table:table-row>
        <table:table-row>
          <table:table-cell table:style-name="Table1.A1" office:value-type="string">
            <text:p text:style-name="Table_20_Contents">🟡</text:p>
          </table:table-cell>
          <table:table-cell table:style-name="Table1.A1" office:value-type="string">
            <text:p text:style-name="Table_20_Contents">Sideways / neutral</text:p>
          </table:table-cell>
        </table:table-row>
        <table:table-row>
          <table:table-cell table:style-name="Table1.A1" office:value-type="string">
            <text:p text:style-name="Table_20_Contents">🔴</text:p>
          </table:table-cell>
          <table:table-cell table:style-name="Table1.A1" office:value-type="string">
            <text:p text:style-name="Table_20_Contents">Downtrend / bearish</text:p>
          </table:table-cell>
        </table:table-row>
      </table:table>
      <text:p text:style-name="Text_20_body"><text:span text:style-name="Strong_20_Emphasis">How to interpret</text:span></text:p>
      <text:p text:style-name="Text_20_body">If many are 🟢 → bullish market environment<text:line-break/>If many are 🔴 → risk-off market</text:p>
      <text:p text:style-name="Text_20_body">SPY is the <text:span text:style-name="Strong_20_Emphasis">overall market indicator</text:span>.</text:p>
      <text:p text:style-name="Horizontal_20_Line"/>
      <text:h text:style-name="Heading_20_1" text:outline-level="1">2️⃣ Market Breadth</text:h>
      <text:section text:style-name="Sect1" text:name="Section1">
        <text:p text:style-name="Preformatted_20_Text"><text:bookmark text:name="code-block-viewer"/>MARKET BREADTH</text:p>
        <text:p text:style-name="Preformatted_20_Text">--------------</text:p>
        <text:p text:style-name="Preformatted_20_Text">Bullish: 3</text:p>
        <text:p text:style-name="Preformatted_20_Text">Neutral: 1</text:p>
        <text:p text:style-name="Preformatted_20_Text">Bearish: 1</text:p>
      </text:section>
      <text:p text:style-name="Text_20_body"><text:span text:style-name="Strong_20_Emphasis">What it means</text:span></text:p>
      <text:p text:style-name="Text_20_body">Counts how many stocks are:</text:p>
      <text:list xml:id="list554678728" text:style-name="L1">
        <text:list-item>
          <text:p text:style-name="P1">Bullish</text:p>
        </text:list-item>
        <text:list-item>
          <text:p text:style-name="P1">Neutral</text:p>
        </text:list-item>
        <text:list-item>
          <text:p text:style-name="P1">Bearish</text:p>
        </text:list-item>
      </text:list>
      <text:p text:style-name="Text_20_body"><text:span text:style-name="Strong_20_Emphasis">Interpretation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ituation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Bullish &gt; Bearish</text:p>
          </table:table-cell>
          <table:table-cell table:style-name="Table2.A1" office:value-type="string">
            <text:p text:style-name="Table_20_Contents">Market strength</text:p>
          </table:table-cell>
        </table:table-row>
        <table:table-row>
          <table:table-cell table:style-name="Table2.A1" office:value-type="string">
            <text:p text:style-name="Table_20_Contents">Bearish &gt; Bullish</text:p>
          </table:table-cell>
          <table:table-cell table:style-name="Table2.A1" office:value-type="string">
            <text:p text:style-name="Table_20_Contents">Market weakness</text:p>
          </table:table-cell>
        </table:table-row>
        <text:soft-page-break/>
        <table:table-row>
          <table:table-cell table:style-name="Table2.A1" office:value-type="string">
            <text:p text:style-name="Table_20_Contents">Mostly Neutral</text:p>
          </table:table-cell>
          <table:table-cell table:style-name="Table2.A1" office:value-type="string">
            <text:p text:style-name="Table_20_Contents">Sideways chop</text:p>
          </table:table-cell>
        </table:table-row>
      </table:table>
      <text:p text:style-name="Text_20_body">Breadth often <text:span text:style-name="Strong_20_Emphasis">matters more than SPY alone</text:span>.</text:p>
      <text:p text:style-name="Horizontal_20_Line"/>
      <text:h text:style-name="Heading_20_1" text:outline-level="1">3️⃣ Sector Flow</text:h>
      <text:section text:style-name="Sect1" text:name="Section2">
        <text:p text:style-name="Preformatted_20_Text"><text:bookmark text:name="code-block-viewer1"/>SECTOR FLOW</text:p>
        <text:p text:style-name="Preformatted_20_Text">-----------</text:p>
        <text:p text:style-name="Preformatted_20_Text">AI <text:s text:c="5"/>🟢 STRONG</text:p>
        <text:p text:style-name="Preformatted_20_Text">TECH <text:s text:c="3"/>🟡 MIXED</text:p>
        <text:p text:style-name="Preformatted_20_Text">MEDIA <text:s text:c="2"/>🔴 WEAK</text:p>
      </text:section>
      <text:p text:style-name="Text_20_body"><text:span text:style-name="Strong_20_Emphasis">What it means</text:span></text:p>
      <text:p text:style-name="Text_20_body">Groups stocks by sector and measures <text:span text:style-name="Strong_20_Emphasis">average price change</text:span>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Sector</text:p>
            </table:table-cell>
            <table:table-cell table:style-name="Table3.A1" office:value-type="string">
              <text:p text:style-name="Table_20_Heading">Stocks</text:p>
            </table:table-cell>
          </table:table-row>
        </table:table-header-rows>
        <table:table-row>
          <table:table-cell table:style-name="Table3.A1" office:value-type="string">
            <text:p text:style-name="Table_20_Contents">AI</text:p>
          </table:table-cell>
          <table:table-cell table:style-name="Table3.A1" office:value-type="string">
            <text:p text:style-name="Table_20_Contents">NVDA, AMD</text:p>
          </table:table-cell>
        </table:table-row>
        <table:table-row>
          <table:table-cell table:style-name="Table3.A1" office:value-type="string">
            <text:p text:style-name="Table_20_Contents">TECH</text:p>
          </table:table-cell>
          <table:table-cell table:style-name="Table3.A1" office:value-type="string">
            <text:p text:style-name="Table_20_Contents">AAPL, MSFT</text:p>
          </table:table-cell>
        </table:table-row>
        <table:table-row>
          <table:table-cell table:style-name="Table3.A1" office:value-type="string">
            <text:p text:style-name="Table_20_Contents">MEDIA</text:p>
          </table:table-cell>
          <table:table-cell table:style-name="Table3.A1" office:value-type="string">
            <text:p text:style-name="Table_20_Contents">META, GOOGL</text:p>
          </table:table-cell>
        </table:table-row>
      </table:table>
      <text:p text:style-name="Text_20_body"><text:span text:style-name="Strong_20_Emphasis">Interpretation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Signal</text:p>
            </table:table-cell>
            <table:table-cell table:style-name="Table4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4.A1" office:value-type="string">
            <text:p text:style-name="Table_20_Contents">🟢 STRONG</text:p>
          </table:table-cell>
          <table:table-cell table:style-name="Table4.A1" office:value-type="string">
            <text:p text:style-name="Table_20_Contents">Sector money flowing in</text:p>
          </table:table-cell>
        </table:table-row>
        <table:table-row>
          <table:table-cell table:style-name="Table4.A1" office:value-type="string">
            <text:p text:style-name="Table_20_Contents">🟡 MIXED</text:p>
          </table:table-cell>
          <table:table-cell table:style-name="Table4.A1" office:value-type="string">
            <text:p text:style-name="Table_20_Contents">No clear direction</text:p>
          </table:table-cell>
        </table:table-row>
        <table:table-row>
          <table:table-cell table:style-name="Table4.A1" office:value-type="string">
            <text:p text:style-name="Table_20_Contents">🔴 WEAK</text:p>
          </table:table-cell>
          <table:table-cell table:style-name="Table4.A1" office:value-type="string">
            <text:p text:style-name="Table_20_Contents">Sector selling pressure</text:p>
          </table:table-cell>
        </table:table-row>
      </table:table>
      <text:p text:style-name="Text_20_body">This helps detect <text:span text:style-name="Strong_20_Emphasis">sector rotation</text:span>.</text:p>
      <text:p text:style-name="Text_20_body">Example:</text:p>
      <text:section text:style-name="Sect1" text:name="Section3">
        <text:p text:style-name="Preformatted_20_Text"><text:bookmark text:name="code-block-viewer2"/>AI strong</text:p>
        <text:p text:style-name="Preformatted_20_Text">TECH weak</text:p>
      </text:section>
      <text:p text:style-name="Text_20_body">→ capital moving <text:span text:style-name="Strong_20_Emphasis">into semiconductors</text:span></text:p>
      <text:p text:style-name="Horizontal_20_Line"/>
      <text:h text:style-name="Heading_20_1" text:outline-level="1">4️⃣ Strategy Comparison Chart</text:h>
      <text:p text:style-name="Text_20_body">Graph shows equity curves for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Strategy</text:p>
            </table:table-cell>
            <table:table-cell table:style-name="Table5.A1" office:value-type="string">
              <text:p text:style-name="Table_20_Heading">Idea</text:p>
            </table:table-cell>
          </table:table-row>
        </table:table-header-rows>
        <table:table-row>
          <table:table-cell table:style-name="Table5.A1" office:value-type="string">
            <text:p text:style-name="Table_20_Contents">Moving Average</text:p>
          </table:table-cell>
          <table:table-cell table:style-name="Table5.A1" office:value-type="string">
            <text:p text:style-name="Table_20_Contents">Trend following</text:p>
          </table:table-cell>
        </table:table-row>
        <table:table-row>
          <table:table-cell table:style-name="Table5.A1" office:value-type="string">
            <text:p text:style-name="Table_20_Contents">Mean Reversion</text:p>
          </table:table-cell>
          <table:table-cell table:style-name="Table5.A1" office:value-type="string">
            <text:p text:style-name="Table_20_Contents">Buy dips</text:p>
          </table:table-cell>
        </table:table-row>
        <table:table-row>
          <table:table-cell table:style-name="Table5.A1" office:value-type="string">
            <text:p text:style-name="Table_20_Contents">Adaptive</text:p>
          </table:table-cell>
          <table:table-cell table:style-name="Table5.A1" office:value-type="string">
            <text:p text:style-name="Table_20_Contents">Switch based on market regime</text:p>
          </table:table-cell>
        </table:table-row>
        <table:table-row>
          <table:table-cell table:style-name="Table5.A1" office:value-type="string">
            <text:p text:style-name="Table_20_Contents">Voting</text:p>
          </table:table-cell>
          <table:table-cell table:style-name="Table5.A1" office:value-type="string">
            <text:p text:style-name="Table_20_Contents">Strategies vote</text:p>
          </table:table-cell>
        </table:table-row>
        <table:table-row>
          <table:table-cell table:style-name="Table5.A1" office:value-type="string">
            <text:p text:style-name="Table_20_Contents">Strategy Council</text:p>
          </table:table-cell>
          <table:table-cell table:style-name="Table5.A1" office:value-type="string">
            <text:p text:style-name="Table_20_Contents">Ensemble of best strategies</text:p>
          </table:table-cell>
        </table:table-row>
        <table:table-row>
          <table:table-cell table:style-name="Table5.A1" office:value-type="string">
            <text:p text:style-name="Table_20_Contents">Buy &amp; Hold</text:p>
          </table:table-cell>
          <table:table-cell table:style-name="Table5.A1" office:value-type="string">
            <text:p text:style-name="Table_20_Contents">Benchmark</text:p>
          </table:table-cell>
        </table:table-row>
      </table:table>
      <text:p text:style-name="Text_20_body"><text:soft-page-break/><text:span text:style-name="Strong_20_Emphasis">Goal</text:span></text:p>
      <text:p text:style-name="Text_20_body">Beat <text:span text:style-name="Strong_20_Emphasis">Buy &amp; Hold</text:span> with lower drawdown.</text:p>
      <text:p text:style-name="Horizontal_20_Line"/>
      <text:h text:style-name="Heading_20_1" text:outline-level="1">5️⃣ Drawdown Chart</text:h>
      <text:p text:style-name="Text_20_body">Shows <text:span text:style-name="Strong_20_Emphasis">how far each strategy falls during losses</text:span>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Metric</text:p>
            </table:table-cell>
            <table:table-cell table:style-name="Table6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6.A1" office:value-type="string">
            <text:p text:style-name="Table_20_Contents">Drawdown</text:p>
          </table:table-cell>
          <table:table-cell table:style-name="Table6.A1" office:value-type="string">
            <text:p text:style-name="Table_20_Contents">% drop from peak</text:p>
          </table:table-cell>
        </table:table-row>
        <table:table-row>
          <table:table-cell table:style-name="Table6.A1" office:value-type="string">
            <text:p text:style-name="Table_20_Contents">Max Drawdown</text:p>
          </table:table-cell>
          <table:table-cell table:style-name="Table6.A1" office:value-type="string">
            <text:p text:style-name="Table_20_Contents">worst historical loss</text:p>
          </table:table-cell>
        </table:table-row>
      </table:table>
      <text:p text:style-name="Text_20_body">Lower drawdown = <text:span text:style-name="Strong_20_Emphasis">safer strategy</text:span>.</text:p>
      <text:p text:style-name="Horizontal_20_Line"/>
      <text:h text:style-name="Heading_20_1" text:outline-level="1">6️⃣ Trade Profit Distribution</text:h>
      <text:p text:style-name="Text_20_body">Histogram of trade results.</text:p>
      <text:p text:style-name="Text_20_body">Interpretation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Shape</text:p>
            </table:table-cell>
            <table:table-cell table:style-name="Table7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7.A1" office:value-type="string">
            <text:p text:style-name="Table_20_Contents">Tall center</text:p>
          </table:table-cell>
          <table:table-cell table:style-name="Table7.A1" office:value-type="string">
            <text:p text:style-name="Table_20_Contents">small consistent trades</text:p>
          </table:table-cell>
        </table:table-row>
        <table:table-row>
          <table:table-cell table:style-name="Table7.A1" office:value-type="string">
            <text:p text:style-name="Table_20_Contents">Long right tail</text:p>
          </table:table-cell>
          <table:table-cell table:style-name="Table7.A1" office:value-type="string">
            <text:p text:style-name="Table_20_Contents">occasional big winners</text:p>
          </table:table-cell>
        </table:table-row>
        <table:table-row>
          <table:table-cell table:style-name="Table7.A1" office:value-type="string">
            <text:p text:style-name="Table_20_Contents">Long left tail</text:p>
          </table:table-cell>
          <table:table-cell table:style-name="Table7.A1" office:value-type="string">
            <text:p text:style-name="Table_20_Contents">dangerous losses</text:p>
          </table:table-cell>
        </table:table-row>
      </table:table>
      <text:p text:style-name="Horizontal_20_Line"/>
      <text:h text:style-name="Heading_20_1" text:outline-level="1">7️⃣ Win/Loss Trade Count</text:h>
      <text:section text:style-name="Sect1" text:name="Section4">
        <text:p text:style-name="Preformatted_20_Text"><text:bookmark text:name="code-block-viewer3"/>MA Wins / Losses</text:p>
        <text:p text:style-name="Preformatted_20_Text">MR Wins / Losses</text:p>
        <text:p text:style-name="Preformatted_20_Text">AD Wins / Losses</text:p>
      </text:section>
      <text:p text:style-name="Text_20_body">Shows <text:span text:style-name="Strong_20_Emphasis">strategy reliability</text:span>.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Metric</text:p>
            </table:table-cell>
            <table:table-cell table:style-name="Table8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8.A1" office:value-type="string">
            <text:p text:style-name="Table_20_Contents">Win Rate</text:p>
          </table:table-cell>
          <table:table-cell table:style-name="Table8.A1" office:value-type="string">
            <text:p text:style-name="Table_20_Contents">% profitable trades</text:p>
          </table:table-cell>
        </table:table-row>
        <table:table-row>
          <table:table-cell table:style-name="Table8.A1" office:value-type="string">
            <text:p text:style-name="Table_20_Contents">Avg Trade</text:p>
          </table:table-cell>
          <table:table-cell table:style-name="Table8.A1" office:value-type="string">
            <text:p text:style-name="Table_20_Contents">average profit per trade</text:p>
          </table:table-cell>
        </table:table-row>
        <table:table-row>
          <table:table-cell table:style-name="Table8.A1" office:value-type="string">
            <text:p text:style-name="Table_20_Contents">Profit Factor</text:p>
          </table:table-cell>
          <table:table-cell table:style-name="Table8.A1" office:value-type="string">
            <text:p text:style-name="Table_20_Contents">gross profit ÷ gross loss</text:p>
          </table:table-cell>
        </table:table-row>
      </table:table>
      <text:p text:style-name="Horizontal_20_Line"/>
      <text:h text:style-name="Heading_20_1" text:outline-level="1">8️⃣ Rolling Sharpe Ratio</text:h>
      <text:p text:style-name="Text_20_body">Measures <text:span text:style-name="Strong_20_Emphasis">risk-adjusted performance over time</text:span>.</text:p>
      <text:p text:style-name="Text_20_body"><text:soft-page-break/>Rule of thumb: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Sharpe</text:p>
            </table:table-cell>
            <table:table-cell table:style-name="Table9.A1" office:value-type="string">
              <text:p text:style-name="Table_20_Heading">Quality</text:p>
            </table:table-cell>
          </table:table-row>
        </table:table-header-rows>
      </table:table>
      <text:p text:style-name="Quotations">2 | Excellent<text:line-break/>1–2 | Good<text:line-break/>0–1 | Weak<text:line-break/>&lt;0 | Losing strategy</text:p>
      <text:p text:style-name="Text_20_body">Rolling view shows <text:span text:style-name="Strong_20_Emphasis">when strategies stop working</text:span>.</text:p>
      <text:p text:style-name="Horizontal_20_Line"/>
      <text:h text:style-name="Heading_20_1" text:outline-level="1">9️⃣ Strategy Correlation Matrix</text:h>
      <text:p text:style-name="Text_20_body">Example:</text:p>
      <text:section text:style-name="Sect1" text:name="Section5">
        <text:p text:style-name="Preformatted_20_Text"><text:bookmark text:name="code-block-viewer4"/><text:s/>MA <text:s text:c="2"/>MR <text:s text:c="2"/>AD</text:p>
        <text:p text:style-name="Preformatted_20_Text">1.00 0.22 0.61</text:p>
        <text:p text:style-name="Preformatted_20_Text">0.22 1.00 0.35</text:p>
        <text:p text:style-name="Preformatted_20_Text">0.61 0.35 1.00</text:p>
      </text:section>
      <text:p text:style-name="Text_20_body">Measures <text:span text:style-name="Strong_20_Emphasis">how similar strategies behave</text:span>.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Correlation</text:p>
            </table:table-cell>
            <table:table-cell table:style-name="Table10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0.A1" office:value-type="string">
            <text:p text:style-name="Table_20_Contents">0.8+</text:p>
          </table:table-cell>
          <table:table-cell table:style-name="Table10.A1" office:value-type="string">
            <text:p text:style-name="Table_20_Contents">very similar</text:p>
          </table:table-cell>
        </table:table-row>
        <table:table-row>
          <table:table-cell table:style-name="Table10.A1" office:value-type="string">
            <text:p text:style-name="Table_20_Contents">0.3–0.7</text:p>
          </table:table-cell>
          <table:table-cell table:style-name="Table10.A1" office:value-type="string">
            <text:p text:style-name="Table_20_Contents">moderately related</text:p>
          </table:table-cell>
        </table:table-row>
        <table:table-row>
          <table:table-cell table:style-name="Table10.A1" office:value-type="string">
            <text:p text:style-name="Table_20_Contents">&lt;0.3</text:p>
          </table:table-cell>
          <table:table-cell table:style-name="Table10.A1" office:value-type="string">
            <text:p text:style-name="Table_20_Contents">independent</text:p>
          </table:table-cell>
        </table:table-row>
      </table:table>
      <text:p text:style-name="Text_20_body">Lower correlation → <text:span text:style-name="Strong_20_Emphasis">better diversification</text:span>.</text:p>
      <text:p text:style-name="Horizontal_20_Line"/>
      <text:h text:style-name="Heading_20_1" text:outline-level="1">🔟 Overall Goal of the System</text:h>
      <text:p text:style-name="Text_20_body">The system tries to answer:</text:p>
      <text:p text:style-name="Quotations">“Which strategies make the most money with the least risk?”</text:p>
      <text:p text:style-name="Text_20_body">It tests strategies on historical data and compares them using:</text:p>
      <text:list xml:id="list4234147289" text:style-name="L2">
        <text:list-item>
          <text:p text:style-name="P2">Final equity</text:p>
        </text:list-item>
        <text:list-item>
          <text:p text:style-name="P2">Sharpe ratio</text:p>
        </text:list-item>
        <text:list-item>
          <text:p text:style-name="P2">Drawdown</text:p>
        </text:list-item>
        <text:list-item>
          <text:p text:style-name="P2">Trade statistics</text:p>
        </text:list-item>
      </text:list>
      <text:p text:style-name="Horizontal_20_Line"/>
      <text:h text:style-name="Heading_20_1" text:outline-level="1"><text:soft-page-break/>🚀 What Your System Is Becoming</text:h>
      <text:p text:style-name="Text_20_body">Right now your program is evolving into:</text:p>
      <text:section text:style-name="Sect1" text:name="Section6">
        <text:p text:style-name="Preformatted_20_Text"><text:bookmark text:name="code-block-viewer5"/>Market Dashboard</text:p>
        <text:p text:style-name="Preformatted_20_Text">+</text:p>
        <text:p text:style-name="Preformatted_20_Text">Strategy Research Lab</text:p>
        <text:p text:style-name="Preformatted_20_Text">+</text:p>
        <text:p text:style-name="Preformatted_20_Text">AI Strategy Ensemble</text:p>
      </text:section>
      <text:p text:style-name="Text_20_body">In other words…</text:p>
      <text:p text:style-name="Text_20_body"><text:span text:style-name="Strong_20_Emphasis">a mini quant trading platform.</text:span></text:p>
      <text:p text:style-name="Text_20_body">Pretty awesome progress. 😄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3:10:41.737915717</meta:creation-date>
    <dc:date>2026-03-10T13:11:39.771613338</dc:date>
    <meta:editing-duration>PT59S</meta:editing-duration>
    <meta:editing-cycles>1</meta:editing-cycles>
    <meta:document-statistic meta:table-count="10" meta:image-count="0" meta:object-count="0" meta:page-count="5" meta:paragraph-count="165" meta:word-count="489" meta:character-count="2815" meta:non-whitespace-character-count="2478"/>
    <meta:generator>LibreOffice/7.3.7.2$Linux_X86_64 LibreOffice_project/30$Build-2</meta:generator>
  </office:meta>
</office:document-meta>
</file>